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officeooo:rsid="0010ee0c" officeooo:paragraph-rsid="0007a51b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07a51b" style:font-size-asian="12pt" style:font-size-complex="12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normal" style:font-size-asian="10.5pt" style:font-weight-asian="bold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1.251cm" fo:margin-right="0cm" fo:text-align="start" style:justify-single-word="false" fo:text-indent="-0.635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649cm" fo:margin-right="0cm" fo:text-align="start" style:justify-single-word="false" fo:text-indent="0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.626cm" fo:margin-right="0cm" fo:text-align="start" style:justify-single-word="false" fo:text-indent="-0.025cm" style:auto-text-indent="false">
        <style:tab-stops/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officeooo:rsid="0009c9f3" officeooo:paragraph-rsid="0009c9f3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margin-left="1.251cm" fo:margin-right="0cm" fo:text-align="start" style:justify-single-word="false" fo:text-indent="-0.635cm" style:auto-text-indent="false"/>
    </style:style>
    <style:style style:name="P22" style:family="paragraph" style:parent-style-name="Standard" style:list-style-name="L1">
      <style:paragraph-properties fo:margin-left="0cm" fo:margin-right="0cm" fo:text-align="start" style:justify-single-word="false" fo:text-indent="-0.635cm" style:auto-text-indent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1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07fe54" style:font-size-asian="10.5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09c9f3" style:font-size-asian="10.5pt" style:font-weight-asian="normal" style:font-size-complex="12pt" style:font-weight-complex="normal"/>
    </style:style>
    <style:style style:name="T5" style:family="text">
      <style:text-properties style:font-name="Times New Roman" fo:font-weight="bold" officeooo:rsid="00124c1c" style:font-weight-asian="bold" style:font-weight-complex="bold"/>
    </style:style>
    <style:style style:name="T6" style:family="text">
      <style:text-properties style:font-name="Times New Roman" fo:font-weight="bold" officeooo:rsid="0007a51b" style:font-weight-asian="bold" style:font-weight-complex="bold"/>
    </style:style>
    <style:style style:name="T7" style:family="text">
      <style:text-properties style:font-name="Times New Roman" fo:font-weight="bold" officeooo:rsid="000b3373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5d1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7fe54" style:font-weight-asian="normal" style:font-weight-complex="normal"/>
    </style:style>
    <style:style style:name="T12" style:family="text">
      <style:text-properties officeooo:rsid="0007a51b"/>
    </style:style>
    <style:style style:name="T13" style:family="text">
      <style:text-properties officeooo:rsid="0007fe54"/>
    </style:style>
    <style:style style:name="T14" style:family="text">
      <style:text-properties officeooo:rsid="0009c9f3"/>
    </style:style>
    <style:style style:name="T15" style:family="text">
      <style:text-properties officeooo:rsid="000cc459"/>
    </style:style>
    <style:style style:name="T16" style:family="text">
      <style:text-properties officeooo:rsid="000cf555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"/>
      <text:p text:style-name="P5">Atividade APS – 2020.2</text:p>
      <text:p text:style-name="P5">Professor Jefferson de Carvalho</text:p>
      <text:p text:style-name="P5"/>
      <text:p text:style-name="P7"><text:span text:style-name="T5">Fazendo uso da linguagem JAVA, </text:span><text:span text:style-name="T7">e em equipe de no máximo 4 alunos</text:span><text:span text:style-name="T5">, implemente o seguinte </text:span><text:span text:style-name="T6">programa</text:span><text:span text:style-name="T5">:</text:span></text:p>
      <text:p text:style-name="P1"/>
      <text:p text:style-name="P1">1. Objetivo</text:p>
      <text:p text:style-name="P1"/>
      <text:p text:style-name="P4">Desenvolver um sistema de locação de filmes e música, com interface em console. O sistema será capaz de alugar os produtos aos clientes cadastrados, gerar multas de atraso, gerar boletos de pagamento, listar produtos, buscar produtos, cadastrar novos produtos e permitir três tipos de usuário: o cliente, o gerente e o operador do sistema.</text:p>
      <text:p text:style-name="P4"/>
      <text:p text:style-name="P2">2. Entidades </text:p>
      <text:p text:style-name="P2"/>
      <text:list xml:id="list4167583420" text:style-name="L1">
        <text:list-item>
          <text:list>
            <text:list-item>
              <text:p text:style-name="P15">– Produtos</text:p>
            </text:list-item>
          </text:list>
        </text:list-item>
      </text:list>
      <text:p text:style-name="P2"/>
      <text:p text:style-name="P4">Os produtos disponíveis na locadora são Filmes, em Blu-ray, DVD, VHS e Músicas em CD e LP (discos de vinil).</text:p>
      <text:p text:style-name="P4"/>
      <text:p text:style-name="P4">Um Produto é uma Classe Abstrata que deve ter os seguintes atributos: String: codigo, String: <text:span text:style-name="T15">título</text:span>, String: <text:span text:style-name="T15">gênero</text:span>, boolean: locado. Além disso, um Produto declara um método abstrato chamado <text:span text:style-name="T8">double calcularDiaria()</text:span>.</text:p>
      <text:p text:style-name="P4"/>
      <text:p text:style-name="P4">Um Filme <text:span text:style-name="T8">é-um </text:span>Produto e tem os seguintes atributos: int: anoLancamento e int: duracao (em minutos). Filme também é uma classe abtrata.</text:p>
      <text:p text:style-name="P4"/>
      <text:p text:style-name="P4">DVDs, VHSs e Blu-rays <text:span text:style-name="T8">são</text:span> Filmes e são classes concretas. DVD tem um atributo boolean: arranhado e VHS um atributo boolean: cores; ou seja, um DVD pode estar arranhado ou não e um VHS pode ser a cores ou não. Um Blu-ray tem um atributo String[2]:idiomas que armazena quais os idiomas disponíveis para o Filme.</text:p>
      <text:p text:style-name="P4"/>
      <text:p text:style-name="P4">Musica <text:span text:style-name="T8">é-um </text:span>Produto. Assim como Filme, também é uma classe Abstrata. Tem como atributos String: autor e int: numFaixas.</text:p>
      <text:p text:style-name="P4"/>
      <text:p text:style-name="P4">LPs e CDs são filhos de Musica. LP tem como atributo boolean: raro e CD tem como atributos boolean: arranhado e boolean: duplo.</text:p>
      <text:p text:style-name="P4"/>
      <text:list xml:id="list95257070134003" text:continue-numbering="true" text:style-name="L1">
        <text:list-item>
          <text:list>
            <text:list-item>
              <text:p text:style-name="P15">- Atores</text:p>
            </text:list-item>
          </text:list>
        </text:list-item>
      </text:list>
      <text:p text:style-name="P2"/>
      <text:p text:style-name="P4">Os atores envolvido<text:span text:style-name="T12">s</text:span> no sistema são: o Cliente, o Gerente, e o Operador do Sistema. <text:span text:style-name="T15">Criaremos </text:span><text:s/>uma classe Pessoa para generalizar seus atributos.</text:p>
      <text:p text:style-name="P4"/>
      <text:p text:style-name="P4">A Classe <text:span text:style-name="T8">Pessoa </text:span>é abstrata e deverá ter os <text:span text:style-name="T15">seguintes atributos</text:span>: String: nome, int: matricula.</text:p>
      <text:p text:style-name="P4"/>
      <text:p text:style-name="P4">A Classe Funcionário é filha de Pessoa e deve ter os atributo<text:span text:style-name="T15">s</text:span> String: login e String: senha.</text:p>
      <text:p text:style-name="P4"/>
      <text:p text:style-name="P4">A classe Cliente é filha de Pessoa mas Gerente e Operador de Sistema são filhas de Funcionário.</text:p>
      <text:p text:style-name="P4"/>
      <text:p text:style-name="P4">Um <text:span text:style-name="T8">Gerente</text:span> deve ter as seguintes ações:</text:p>
      <text:list xml:id="list1789917745" text:style-name="L2">
        <text:list-item>
          <text:list>
            <text:list-item>
              <text:p text:style-name="P17"><text:soft-page-break/>Adicionar um Cliente</text:p>
            </text:list-item>
            <text:list-item>
              <text:p text:style-name="P17">Adicionar um Produto qualquer</text:p>
            </text:list-item>
            <text:list-item>
              <text:p text:style-name="P17">Adicionar um Operador</text:p>
            </text:list-item>
            <text:list-item>
              <text:p text:style-name="P17">Listar os Clientes, Produtos e Operadores </text:p>
            </text:list-item>
            <text:list-item>
              <text:p text:style-name="P17">Procurar Cliente, Produtos e Operadores por matricula ou código </text:p>
            </text:list-item>
          </text:list>
        </text:list-item>
      </text:list>
      <text:p text:style-name="P4"/>
      <text:p text:style-name="P4">Um <text:span text:style-name="T8">Cliente</text:span> deve ter:</text:p>
      <text:list xml:id="list95256514722916" text:continue-numbering="true" text:style-name="L2">
        <text:list-item>
          <text:list>
            <text:list-item>
              <text:p text:style-name="P17">Um atributo String: endereço</text:p>
            </text:list-item>
            <text:list-item>
              <text:p text:style-name="P17">Um atributo int: idade</text:p>
            </text:list-item>
            <text:list-item>
              <text:p text:style-name="P17">Um atributo char: sexo</text:p>
              <text:p text:style-name="P17"/>
            </text:list-item>
          </text:list>
        </text:list-item>
      </text:list>
      <text:p text:style-name="P4"/>
      <text:p text:style-name="P4">Um <text:span text:style-name="T8">Operador de Sistema </text:span>deve: </text:p>
      <text:p text:style-name="P2"/>
      <text:list xml:id="list95257266037171" text:continue-numbering="true" text:style-name="L2">
        <text:list-item>
          <text:list>
            <text:list-item>
              <text:p text:style-name="P17">Fazer uma locação de um produto a um cliente</text:p>
            </text:list-item>
            <text:list-item>
              <text:p text:style-name="P17">Excluir um<text:span text:style-name="T13">a</text:span> locação</text:p>
            </text:list-item>
            <text:list-item>
              <text:p text:style-name="P17">Fazer baixa de uma locação, cobrando as diárias e multas, caso existam.</text:p>
            </text:list-item>
            <text:list-item>
              <text:p text:style-name="P17">Procurar produtos por codigo</text:p>
            </text:list-item>
            <text:list-item>
              <text:p text:style-name="P17">Procurar Clientes por matricula.</text:p>
            </text:list-item>
          </text:list>
        </text:list-item>
      </text:list>
      <text:p text:style-name="P4"/>
      <text:p text:style-name="P2"/>
      <text:list xml:id="list95255517931331" text:continue-list="list95257070134003" text:style-name="L1">
        <text:list-item>
          <text:list>
            <text:list-item>
              <text:p text:style-name="P15">– Repositórios </text:p>
            </text:list-item>
          </text:list>
        </text:list-item>
      </text:list>
      <text:p text:style-name="P2"/>
      <text:p text:style-name="P9">Os repositórios servem para armazenar a nossa Base de Dados <text:span text:style-name="T8">em memória</text:span>. Vão existir 3 tipos de repositórios: o de Locações, o de Produtos e o de Pessoas. O aluno deve criar uma classe para cada Repositório e armazenar os objetos da seguinte forma:</text:p>
      <text:p text:style-name="P9"><text:tab/></text:p>
      <text:list xml:id="list726581380" text:style-name="L3">
        <text:list-item>
          <text:p text:style-name="P18">No caso de Pessoas, usar uma <text:span text:style-name="T8">Hashmap</text:span> onde a chave é a <text:span text:style-name="T16">matrícula</text:span> da pessoa e o valor é o objeto em si.</text:p>
        </text:list-item>
        <text:list-item>
          <text:p text:style-name="P18">No caso de Produtos, também usar um <text:span text:style-name="T8">Hashmap</text:span> onde a chave é o código do Produto e o valor é o objeto do tipo produto.</text:p>
        </text:list-item>
        <text:list-item>
          <text:p text:style-name="P18">No caso de Locações, o Aluno deve criar uma classe intermediária chamada de <text:span text:style-name="T8">Locação</text:span>. Nesta Classe, serão armazenados os seguintes atributos:</text:p>
          <text:list>
            <text:list-item>
              <text:p text:style-name="P18">código do produto</text:p>
            </text:list-item>
            <text:list-item>
              <text:p text:style-name="P18">matrícula do cliente</text:p>
            </text:list-item>
            <text:list-item>
              <text:p text:style-name="P18">Data de saída (java.util.Date)</text:p>
            </text:list-item>
            <text:list-item>
              <text:p text:style-name="P18">Data de prevista de entrega (java.util.Date)</text:p>
            </text:list-item>
            <text:list-item>
              <text:p text:style-name="P18">Essa Classe deverá ter um método que <text:span text:style-name="T14">calculará</text:span> a multa caso ela exista.</text:p>
              <text:p text:style-name="P18"/>
              <text:p text:style-name="P21"><text:span text:style-name="T2">Feito isso, o a</text:span><text:span text:style-name="T4">l</text:span><text:span text:style-name="T2">uno </text:span><text:span text:style-name="T3">armazenará</text:span><text:span text:style-name="T2"> as Locações em um </text:span><text:span text:style-name="T1">ArrayList</text:span><text:span text:style-name="T2">.</text:span></text:p>
            </text:list-item>
          </text:list>
        </text:list-item>
      </text:list>
      <text:p text:style-name="P12"/>
      <text:p text:style-name="P13">Os repositórios terão funções em comum que são as de adicionar, remover e retornar um objeto em sua coleção. Fica a cargo do aluno o nome destas funções. Usem padrões de convenção de código.</text:p>
      <text:p text:style-name="P12"/>
      <text:p text:style-name="P14">Os repositórios estão relacionados com outras classes, por exemplo: Gerente tem acesso ao Repositório de Pessoas e Produtos mas não acessa o Repositório de Locações pois esse só é de interesse do Operador. O <text:span text:style-name="T13">Operador, no entanto, acessa</text:span> todos os repositórios.</text:p>
      <text:list xml:id="list95256073473045" text:continue-list="list95255517931331" text:style-name="L1">
        <text:list-item>
          <text:list>
            <text:list-header>
              <text:p text:style-name="P15"/>
              <text:p text:style-name="P22">3. A Interface</text:p>
            </text:list-header>
          </text:list>
        </text:list-item>
      </text:list>
      <text:p text:style-name="P2"/>
      <text:p text:style-name="P8"><text:span text:style-name="T3">O s</text:span><text:span text:style-name="T2">istema será implementado usando uma interface em Console, abusando da classe </text:span><text:span text:style-name="T1">Scanner</text:span><text:span text:style-name="T2">, </text:span><text:soft-page-break/><text:span text:style-name="T2">como os trabalhos anteriores. O aluno deverá, inicialmente perguntar qual perfil o usuário deseja fazer login. Veja o Exemplo:</text:span></text:p>
      <text:p text:style-name="P4"/>
      <text:p text:style-name="P4"><text:tab/>****<text:span text:style-name="T13">Bem-vindo</text:span>, escolha um perfil abaixo:</text:p>
      <text:p text:style-name="P4"><text:tab/>1 – Gerente</text:p>
      <text:p text:style-name="P4"><text:tab/>2 – Operador de Sistema</text:p>
      <text:p text:style-name="P4"><text:tab/>3 – Sair</text:p>
      <text:p text:style-name="P4"><text:tab/>Digite a opção: _&lt;ENTER&gt;</text:p>
      <text:p text:style-name="P2"/>
      <text:p text:style-name="P11"><text:s/><text:span text:style-name="T10">Qualquer uma das opções </text:span><text:span text:style-name="T11">levará</text:span><text:span text:style-name="T10"> a tela de Login</text:span></text:p>
      <text:p text:style-name="P9"/>
      <text:p text:style-name="P9"><text:tab/>****Faça seu Login****</text:p>
      <text:p text:style-name="P9"><text:tab/>Digite seu login:_ &lt;ENTER&gt;</text:p>
      <text:p text:style-name="P9"><text:tab/>Digite sua senha:_ &lt;ENTER&gt;</text:p>
      <text:p text:style-name="P9"/>
      <text:p text:style-name="P9">O sistema <text:span text:style-name="T13">verificará</text:span> se o login e senha corresponde com um Gerente ou Operador. Caso dê tudo certo, as telas das opções será mostrada para o perfil desejado:</text:p>
      <text:p text:style-name="P9"/>
      <text:p text:style-name="P9">Para o Gerente:</text:p>
      <text:p text:style-name="P9"><text:tab/>****Olá Gerente &lt;Nome do Gerente&gt;*****</text:p>
      <text:p text:style-name="P9"><text:tab/>1 – Cadastrar Produto</text:p>
      <text:p text:style-name="P9"><text:tab/>2 – Cadastrar Cliente</text:p>
      <text:p text:style-name="P9"><text:tab/>3 – Cadastrar Operador</text:p>
      <text:p text:style-name="P9"><text:tab/>4 – Listar Produtos</text:p>
      <text:p text:style-name="P9"><text:tab/>5 – Listar Clientes</text:p>
      <text:p text:style-name="P9"><text:tab/>6 – Listar Operadores</text:p>
      <text:p text:style-name="P9"><text:tab/>7 – Procurar Produto</text:p>
      <text:p text:style-name="P9"><text:tab/>8 – Procurar Cliente</text:p>
      <text:p text:style-name="P9"><text:tab/>9 – Procurar Operador </text:p>
      <text:p text:style-name="P9"><text:tab/>10 – Sair</text:p>
      <text:p text:style-name="P9"><text:tab/>Digite a opção:_&lt;ENTER&gt;</text:p>
      <text:p text:style-name="P9"/>
      <text:p text:style-name="P9">Para o Operador </text:p>
      <text:p text:style-name="P9"><text:tab/>****Olá Operador &lt;Nome do Operador&gt;****</text:p>
      <text:p text:style-name="P9"><text:tab/>1 – Fazer locação</text:p>
      <text:p text:style-name="P9"><text:tab/>2 – Dar baixa em locação</text:p>
      <text:p text:style-name="P9"><text:tab/>3 – Excluir locação</text:p>
      <text:p text:style-name="P9"><text:tab/>4 – Procurar Produto</text:p>
      <text:p text:style-name="P9"><text:tab/>5 – Procurar Cliente</text:p>
      <text:p text:style-name="P9"><text:tab/>6 – Sair</text:p>
      <text:p text:style-name="P9"><text:tab/>Digite a opção:_&lt;ENTER&gt;</text:p>
      <text:p text:style-name="P9"/>
      <text:p text:style-name="P11">Gerente<text:span text:style-name="T10">:</text:span></text:p>
      <text:p text:style-name="P9"/>
      <text:p text:style-name="P11"><text:span text:style-name="T10">Nas telas de opção 1,2 e 3 pro Gerente, o sistema </text:span><text:span text:style-name="T11">alimentará</text:span><text:span text:style-name="T10">, via Scanner, todos os dados das classes correspondentes (Produto, Operador ou Clientes) usando o </text:span>sets.</text:p>
      <text:p text:style-name="P9">Nas telas de opção 4,5 e 6 pro Gerente, serão mostrados os dados referentes ao objeto escolhido um por um. Use um laço e imprima na tela as informações de cada objeto usando o método toString();</text:p>
      <text:p text:style-name="P9">Nas telas de 7,8,9 pro Gerente, apena<text:span text:style-name="T13">s</text:span> peça a <text:span text:style-name="T13">matrícula</text:span> e mostre o Produto ou Pessoa correspondente caso ela <text:span text:style-name="T8">exista. </text:span>Para isto, o sistema deve acessar os Repositórios</text:p>
      <text:p text:style-name="P11"/>
      <text:p text:style-name="P9"><text:span text:style-name="T8">Operador</text:span>:</text:p>
      <text:p text:style-name="P9"><text:soft-page-break/></text:p>
      <text:p text:style-name="P9">A opção “Fazer uma locação” do operador <text:span text:style-name="T13">pedirá</text:span> duas informações: a <text:span text:style-name="T13">matrícula</text:span> do cliente e o código do produto. Se o produto já estiver alugado, o sistema deverá informar que não é possível alugá-lo. Se o produto estiver livre, um objeto do tipo locação será armazenado no repositório de locações, contendo a <text:span text:style-name="T13">matrícula</text:span> do Cliente, o código do produto e a datas de saída e data prevista para entrega. A data de previsão de entrega será de <text:span text:style-name="T8">duas</text:span> diárias sobre a data de saída.</text:p>
      <text:p text:style-name="P9"/>
      <text:p text:style-name="P9">Ao dar baixa numa locação, o Operador irá também pedir as mesmas informações da operação anterior. O seu sistema deverá percorrer o Repositório de Locações para achar uma locação que contenha o código e <text:span text:style-name="T13">matrícula</text:span> do cliente (Dica, use o <text:span text:style-name="T8">equals</text:span> para comparar locações). Uma vez encontrada, o sistema <text:span text:style-name="T13">gerará</text:span> o valor do das diárias e as multas caso a data de entrega ultrapasse a data prevista.</text:p>
      <text:p text:style-name="P11"><text:s/></text:p>
      <text:p text:style-name="P9">O aluno fica livre em estabelecer qualquer valor para uma multa e diárias de locação. </text:p>
      <text:p text:style-name="P9"/>
      <text:p text:style-name="P11">4. Considerações Finais</text:p>
      <text:list xml:id="list2312595033" text:style-name="L4">
        <text:list-header>
          <text:p text:style-name="P16"/>
        </text:list-header>
        <text:list-item>
          <text:p text:style-name="P19">As equipes serão formadas por no máximo <text:span text:style-name="T8">4 alunos</text:span>.</text:p>
        </text:list-item>
        <text:list-item>
          <text:p text:style-name="P20">A atividade deve ser submetida no GITHUB de um dos integrantes da equipe, mas sintam-se livres de ter a atividade no GITHUB de todos os integrantes.</text:p>
        </text:list-item>
        <text:list-item>
          <text:p text:style-name="P20">Ao enviar a atividade no SIPPA, enviem um documento TXT com o nome de TODOS os integrantes da equipe e o LINK do GITHUB da atividade (BASTA APENAS UM INTEGRANTE ENVIAR NO SIPPA). </text:p>
        </text:list-item>
        <text:list-item>
          <text:p text:style-name="P20">Enviem no SIPPA para <text:span text:style-name="T8">A</text:span><text:span text:style-name="T9">0</text:span><text:span text:style-name="T8">2.</text:span></text:p>
        </text:list-item>
      </text:list>
      <text:p text:style-name="P9"/>
      <text:p text:style-name="P10"/>
      <text:p text:style-name="P9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efferson Silva</meta:initial-creator>
    <meta:creation-date>2010-10-28T14:51:26</meta:creation-date>
    <dc:date>2020-12-04T09:52:54.911000000</dc:date>
    <meta:editing-duration>PT6H32M1S</meta:editing-duration>
    <meta:editing-cycles>73</meta:editing-cycles>
    <meta:generator>LibreOffice/6.4.5.2$Windows_X86_64 LibreOffice_project/a726b36747cf2001e06b58ad5db1aa3a9a1872d6</meta:generator>
    <meta:document-statistic meta:table-count="0" meta:image-count="0" meta:object-count="0" meta:page-count="4" meta:paragraph-count="97" meta:word-count="1174" meta:character-count="6870" meta:non-whitespace-character-count="5756"/>
  </office:meta>
</office:document-meta>
</file>